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Kre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KREOSOT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Strong_20_Emphasis">MUCOUS MEMBRANES</text:span></text:p>
          </table:table-cell>
          <table:table-cell table:style-name="Tabelle1.A2" office:value-type="string">
            <text:p text:style-name="SK-MM-L2"><text:span text:style-name="Strong_20_Emphasis">DIGESTIVE TRACT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Gum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Stomach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Abdomen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Female genital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Uteru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Strong_20_Emphasis">BLOOD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Teeth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Strong_20_Emphasis">DENTITIO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Pregnancy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Res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Cold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Eating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Ly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Summe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During mens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6 P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Warmth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Hot foo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Mot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Miserable and weak. </text:p>
      <text:p text:style-name="Primary"><text:span text:style-name="Emphasis">Profuse, </text:span><text:span text:style-name="Strong_20_Emphasis">FOUL, HOT, </text:span>ACRID discharges; sputum, eructations, etc.; redden the part. </text:p>
      <text:p text:style-name="Primary"><text:span text:style-name="Emphasis">Rawness. </text:span></text:p>
      <text:p text:style-name="Primary">Burning like fire. </text:p>
      <text:p text:style-name="Primary"><text:span text:style-name="Emphasis">Pulsation; </text:span>general. </text:p>
      <text:p text:style-name="Primary"><text:span text:style-name="Emphasis">Hæmorrhage; </text:span>passive; brown, dark. </text:p>
      <text:p text:style-name="Primary">Lumpy discharges, menses, etc. </text:p>
      <text:p text:style-name="Primary">Ulceration. </text:p>
      <text:p text:style-name="Primary">Heaviness. </text:p>
      <text:p text:style-name="Primary">Fulness. </text:p>
      <text:p text:style-name="Primary">Tumefaction. </text:p>
      <text:p text:style-name="Primary">Scurvy. </text:p>
      <text:p text:style-name="Primary">Marasmus. </text:p>
      <text:p text:style-name="Primary"><text:span text:style-name="Emphasis">Black, </text:span>teeth, leucorrhœa, lochia, etc. </text:p>
      <text:p text:style-name="Primary"><text:soft-page-break/></text:p>
      <text:p text:style-name="Secondary">Dissatisfied with every thing; wants things, then throws them away and wants something else. </text:p>
      <text:p text:style-name="Secondary">Screams at night. </text:p>
      <text:p text:style-name="Secondary"><text:span text:style-name="Emphasis">Cross, </text:span>wilful and obstinate. </text:p>
      <text:p text:style-name="Secondary">Longs for death. </text:p>
      <text:p text:style-name="Secondary">Stupid. </text:p>
      <text:p text:style-name="Secondary">Buzzing in head. </text:p>
      <text:p text:style-name="Secondary">Yellow pallor, with red blotches (Iod.); during chill or heat. </text:p>
      <text:p text:style-name="Secondary"><text:span text:style-name="Strong_20_Emphasis">TEETH SOON DECAY; </text:span>black spots on; intolerable ache, &lt; pregnancy; painful dentition. </text:p>
      <text:p text:style-name="Secondary"><text:span text:style-name="Emphasis">Puffy, bluish, bleeding, </text:span>painful gums. </text:p>
      <text:p text:style-name="Secondary">Aphthæ or salivation, of pregnancy. </text:p>
      <text:p text:style-name="Secondary">Taste bitter, low down in throat. </text:p>
      <text:p text:style-name="Secondary">Icy cold epigastrium. </text:p>
      <text:p text:style-name="Secondary">Frothy eructations. </text:p>
      <text:p text:style-name="Secondary">Nausea. </text:p>
      <text:p text:style-name="Secondary">Vomiting; long after meals (Æth. </text:p>
      <text:p text:style-name="Secondary"><text:span text:style-name="Emphasis">Fer. </text:span></text:p>
      <text:p text:style-name="Secondary">Plat.); undigested food; sweetish; of pregnancy. of uterine ulcer. </text:p>
      <text:p text:style-name="Secondary">As of a lump pressing down on bladder. </text:p>
      <text:p text:style-name="Secondary">Brown, watery, lienteric stools. </text:p>
      <text:p text:style-name="Secondary">Urination hurried; involuntary when lying. </text:p>
      <text:p text:style-name="Secondary">Diuresis. </text:p>
      <text:p text:style-name="Secondary"><text:span text:style-name="Emphasis">Profuse, </text:span>lumpy, intermittent menses, &lt; lying. </text:p>
      <text:p text:style-name="Secondary"><text:span text:style-name="Emphasis">Leucorrhœa; gushing; </text:span>like bloody water; with itching. </text:p>
      <text:p text:style-name="Secondary">Tormenting cough, with little expectoration; with sore larynx and chest. </text:p>
      <text:p text:style-name="Secondary">Senile bronchitis. </text:p>
      <text:p text:style-name="Secondary">Neglected phthisis. </text:p>
      <text:p text:style-name="Secondary">Hectic. </text:p>
      <text:p text:style-name="Secondary">Chest; deep pains, take her breath; anxious heaviness. </text:p>
      <text:p text:style-name="Secondary">Dragging from back to genitals; as if to come out. </text:p>
      <text:p text:style-name="Secondary">Violently itching, moist or scurfy eczema on eyelids, face, joints, back of hands. </text:p>
      <text:p text:style-name="Secondary">Ulcers break out and heal repeatedly; bleed after coitus. </text:p>
      <text:p text:style-name="Secondary">Cold sweat. </text:p>
      <text:p text:style-name="SK-MM-Remedy-Reference">Complementary: Sul. Related: Aru-t. Ars. Carb-ac. Grap. Nit-ac. Psor.</text:p>
      <text:p text:style-name="Standard"/>
      <text:p text:style-name="SK-MM-Rem-Short">Lac-c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LAC CANIN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NERV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THROA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Right to leftthen back again or revers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Female generative orga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TOUCH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Jar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During mense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old airor windor drink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Morning of one day and evening of the next (Eup-p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Open air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SYMPTOMS ALTERNATE SIDES, </text:span>throat, ovaries, etc., or wander about. </text:p>
      <text:p text:style-name="Primary">Glistening parts. </text:p>
      <text:p text:style-name="Primary"><text:span text:style-name="Emphasis">Glistening </text:span>throat, ulcers, etc. </text:p>
      <text:p text:style-name="Primary">Oversensitive; can't have parts, fingers, etc., touch each other. </text:p>
      <text:p text:style-name="Primary"/>
      <text:p text:style-name="Secondary">Full of imaginations; horrid, of snakes, vermin, as if floating, etc. </text:p>
      <text:p text:style-name="Secondary">Every symptom seems a settled disease. </text:p>
      <text:p text:style-name="Secondary">Hysteria at height of sexual orgasm. </text:p>
      <text:p text:style-name="Secondary"><text:span text:style-name="Strong_20_Emphasis">THROAT SORE, </text:span>has glistening patches of china whiteness; or red glistening; gives out from exertion; &lt; at start and close of menses. </text:p>
      <text:p text:style-name="Secondary">Tonsilitis. </text:p>
      <text:p text:style-name="Secondary">Diphtheria; paralysis after. </text:p>
      <text:p text:style-name="Secondary">Menses green, gushing or ammoniacal; hoarseness, during. </text:p>
      <text:p text:style-name="Secondary">Breasts sore and swelled, before menses. </text:p>
      <text:p text:style-name="Secondary">Galactorrhœa. </text:p>
      <text:p text:style-name="Secondary"><text:span text:style-name="Strong_20_Emphasis">DRIES UP THE MILK. </text:span></text:p>
      <text:p text:style-name="Secondary">Scanty milk. </text:p>
      <text:p text:style-name="Secondary">Cold creepings down back. </text:p>
      <text:p text:style-name="Secondary">Sore heels. </text:p>
      <text:p text:style-name="SK-MM-Remedy-Reference">Related: Lach. Lyss. Pul.</text:p>
      <text:p text:style-name="Standard"/>
      <text:p text:style-name="SK-MM-Rem-Short">Lac-d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LAC DEFLORAT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Strong_20_Emphasis">NUTRIT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BLOOD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Heart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Head (Left)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Thigh (Outer)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COLD</text:span></text:p>
          </table:table-cell>
          <table:table-cell table:style-name="Table2.A2" office:value-type="string">
            <text:p text:style-name="SK-MM-L2">Least draft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Wet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Hands in cold water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Milk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Loss of slee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Weekly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Res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Pressure of bandag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Nat-m.</text:p>
      <text:p text:style-name="Standard"/>
      <text:p text:style-name="SK-MM-Rem-Short">Lach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LACHESIS MUTUS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Emphasis">Min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Throat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><text:s/></text:p>
          </table:table-cell>
          <table:table-cell table:style-name="Table3.A2" office:value-type="string">
            <text:p text:style-name="SK-MM-L1"><text:span text:style-name="Strong_20_Emphasis">NERVES</text:span></text:p>
          </table:table-cell>
          <table:table-cell table:style-name="Table3.A2" office:value-type="string">
            <text:p text:style-name="SK-MM-L2"><text:span text:style-name="Strong_20_Emphasis">CUTANEOU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VASO-MOTOR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Emphasis">Sympathetic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PNEUMO-GASTRIC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BLOODHEART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CIRCULATIO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><text:s/></text:p>
          </table:table-cell>
          <table:table-cell table:style-name="Table3.A2" office:value-type="string">
            <text:p text:style-name="SK-MM-L1"><text:span text:style-name="Strong_20_Emphasis">LEFT SIDE</text:span>then right</text:p>
          </table:table-cell>
          <table:table-cell table:style-name="Table3.A2" office:value-type="string">
            <text:p text:style-name="SK-MM-L2"><text:span text:style-name="Strong_20_Emphasis">THROAT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Strong_20_Emphasis">OVARIE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FEMAL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Vertex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Strong_20_Emphasis">SLEEPAFTER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MORNING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HEAT</text:span></text:p>
          </table:table-cell>
          <table:table-cell table:style-name="Table3.A2" office:value-type="string">
            <text:p text:style-name="SK-MM-L2"><text:span text:style-name="Strong_20_Emphasis">SPRING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Strong_20_Emphasis">SUMMER SUN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Strong_20_Emphasis">ROOM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Strong_20_Emphasis">DRINK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SWALLOWINGEMPTY</text:span><text:span text:style-name="Emphasis">liquid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SENSITIVE TO</text:span></text:p>
          </table:table-cell>
          <table:table-cell table:style-name="Table3.A2" office:value-type="string">
            <text:p text:style-name="SK-MM-L2">SLIGHT TOUCH OR PRESSURE OF CLOTHES; &lt; NECKWaist (Ap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Bro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Grap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)Noise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RETARDED DISCHARG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Start and close of mens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CLIMAXI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Strong_20_Emphasis">ALCOHOL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loudy weathe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<text:span text:style-name="Strong_20_Emphasis">OPEN AIR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<text:span text:style-name="Strong_20_Emphasis">FREE SECRETION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Hard pressur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Bathing par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<text:span text:style-name="Strong_20_Emphasis">COLD DRINK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Rapid onset, <text:span text:style-name="Emphasis">intensity, </text:span>prostration or malignancy. </text:p>
      <text:p text:style-name="Primary">LEFT-SIDED COMPLAINTS, <text:span text:style-name="Strong_20_Emphasis">OR MOVING FROM LEFT TO RIGHT. </text:span></text:p>
      <text:p text:style-name="Primary">Sepsis. </text:p>
      <text:p text:style-name="Primary">Disintegration. </text:p>
      <text:p text:style-name="Primary">Gangrene; diabetic. </text:p>
      <text:p text:style-name="Primary">Carbuncle. </text:p>
      <text:p text:style-name="Primary">Erysipelas. </text:p>
      <text:p text:style-name="Primary"><text:span text:style-name="Emphasis">Blueness; </text:span>hands. </text:p>
      <text:p text:style-name="Primary"><text:span text:style-name="Strong_20_Emphasis">FETOR; </text:span>of acrid discharges; oris; stools, etc. </text:p>
      <text:p text:style-name="Primary">HÆMORRHAGE, thin; dark particles; nose-bleed; vicarious; bloody urine, etc. </text:p>
      <text:p text:style-name="Primary">Purpura. </text:p>
      <text:p text:style-name="Primary"><text:span text:style-name="Strong_20_Emphasis">ASCENDING SENSATIONS, </text:span>in throat; from eyes over vertex; from nape; from ovary to heart; chills; <text:span text:style-name="Strong_20_Emphasis">FLUSHES OF HEAT; </text:span>rushes of blood. </text:p>
      <text:p text:style-name="Primary"><text:span text:style-name="Strong_20_Emphasis">A LUMP; </text:span>ascends throat and is swallowed back again; in liver, abdomen, <text:span text:style-name="Emphasis">rectum; </text:span>rolls about in bladder, etc. </text:p>
      <text:p text:style-name="Primary"><text:span text:style-name="Strong_20_Emphasis">EXCESSIVE PAINFULNESS; </text:span>of throat; <text:span text:style-name="Emphasis">ulcers; </text:span>spots over body. </text:p>
      <text:p text:style-name="Primary"><text:span text:style-name="Emphasis">Constriction; </text:span>of throat; &gt; eating; as of a skull cap; of anus. </text:p>
      <text:p text:style-name="Primary"><text:span text:style-name="Emphasis">Drawing; </text:span>vertex to jaws; in rectum, etc. </text:p>
      <text:p text:style-name="Primary">Tremor; of tongue; hands. etc. </text:p>
      <text:p text:style-name="Primary">Hard throbbing or hammering (Fer.). </text:p>
      <text:p text:style-name="Primary">Congestion. </text:p>
      <text:p text:style-name="Primary">Apoplexy. </text:p>
      <text:p text:style-name="Primary">Epilepsy. </text:p>
      <text:p text:style-name="Primary"/>
      <text:p text:style-name="Secondary">Nervous, excitable. </text:p>
      <text:p text:style-name="Secondary"><text:span text:style-name="Strong_20_Emphasis">LOQUACITY; </text:span><text:span text:style-name="Emphasis">rambling; </text:span>then sadness or repeats same thing. </text:p>
      <text:p text:style-name="Secondary">Compelling delusions. </text:p>
      <text:p text:style-name="Secondary"><text:soft-page-break/>Persistent, erotic ideas, without ability. </text:p>
      <text:p text:style-name="Secondary">Depression; on awaking. </text:p>
      <text:p text:style-name="Secondary">Insane jealousy. </text:p>
      <text:p text:style-name="Secondary"><text:span text:style-name="Emphasis">Suspicion. </text:span></text:p>
      <text:p text:style-name="Secondary">Feels full of poison. </text:p>
      <text:p text:style-name="Secondary">Fears, going to sleep, lying down, or that heart will stop. </text:p>
      <text:p text:style-name="Secondary">Indolence. </text:p>
      <text:p text:style-name="Secondary">Vertigo, &lt; turning to right. </text:p>
      <text:p text:style-name="Secondary">Headache; heavy; bursting; down nose; side (r) feels cut off. </text:p>
      <text:p text:style-name="Secondary">Eyes feel small. </text:p>
      <text:p text:style-name="Secondary">Nose; stopped coryza; discharges with every cough; bloody pus from; rum blossom (Agar. </text:p>
      <text:p text:style-name="Secondary">Led.). </text:p>
      <text:p text:style-name="Secondary">Face purple, mottled; netted veinlets; dusky during heat. </text:p>
      <text:p text:style-name="Secondary">Faceache. </text:p>
      <text:p text:style-name="Secondary">Lower jaw drops. </text:p>
      <text:p text:style-name="Secondary">Septic mumps. </text:p>
      <text:p text:style-name="Secondary">Aphthæ. </text:p>
      <text:p text:style-name="Secondary">Much thick, pasty saliva. </text:p>
      <text:p text:style-name="Secondary">Tongue catches on teeth. </text:p>
      <text:p text:style-name="Secondary">Thick, blundering speech. </text:p>
      <text:p text:style-name="Secondary">Peppery taste. </text:p>
      <text:p text:style-name="Secondary">Can't bear anything before mouth or nose. </text:p>
      <text:p text:style-name="Secondary"><text:span text:style-name="Strong_20_Emphasis">THROAT; PAINFULN </text:span>into ears; as of a soft body in; <text:span text:style-name="Emphasis">choking; </text:span><text:span text:style-name="Strong_20_Emphasis">MUST LOOSEN COLLAR; </text:span>hot lump in; pit feels swelled or sore spot back of pit. </text:p>
      <text:p text:style-name="Secondary"><text:span text:style-name="Strong_20_Emphasis">SWALLOWING; </text:span>the wrong way; <text:span text:style-name="Emphasis">painful; </text:span>returns through nose. </text:p>
      <text:p text:style-name="Secondary">Diphtheria; laryngeal. </text:p>
      <text:p text:style-name="Secondary">Tonsilitis. </text:p>
      <text:p text:style-name="Secondary">Quinsy. </text:p>
      <text:p text:style-name="Secondary">Hawks foul pellets from throat. </text:p>
      <text:p text:style-name="Secondary">Thirsty, but fears to drink. </text:p>
      <text:p text:style-name="Secondary">Dipsomania. </text:p>
      <text:p text:style-name="Secondary">Soreness or cramp in epigastrium. </text:p>
      <text:p text:style-name="Secondary">Sore festering throb, deep in liver. </text:p>
      <text:p text:style-name="Secondary">Septic gall-bladder. </text:p>
      <text:p text:style-name="Secondary">Pain from anus to navel. </text:p>
      <text:p text:style-name="Secondary">Constipation of pregnancy. </text:p>
      <text:p text:style-name="Secondary">Piles; &lt; coughing. </text:p>
      <text:p text:style-name="Secondary">Pain in l. </text:p>
      <text:p text:style-name="Secondary">ovary must lift covers. </text:p>
      <text:p text:style-name="Secondary"><text:span text:style-name="Emphasis">Dark, </text:span>scanty menses. </text:p>
      <text:p text:style-name="Secondary">Suffocates on dropping to sleep. </text:p>
      <text:p text:style-name="Secondary">Must take deep breaths. </text:p>
      <text:p text:style-name="Secondary">Air hunger. </text:p>
      <text:p text:style-name="Secondary">Tickling, choking cough, &lt; touching neck or auditory canal, &gt; retching out a little expectorate. </text:p>
      <text:p text:style-name="Secondary">Larynx, as of a skin hanging in, or a valve. </text:p>
      <text:p text:style-name="Secondary">Heart weak; turns over or too big, as if. </text:p>
      <text:p text:style-name="Secondary">Carditis; metastatic. </text:p>
      <text:p text:style-name="Secondary">Axilla; swelled glands. </text:p>
      <text:p text:style-name="Secondary">Numb, li </text:p>
      <text:p text:style-name="Secondary">arm; finger-tips. </text:p>
      <text:p text:style-name="Secondary"><text:soft-page-break/>Cracks in skin, at corner of nails. </text:p>
      <text:p text:style-name="Secondary">Cold knees, or cold, foul foot-sweat. </text:p>
      <text:p text:style-name="Secondary">Toes feel broken. </text:p>
      <text:p text:style-name="Secondary">Mottled or livid skin; dark marks. </text:p>
      <text:p text:style-name="Secondary">Eating ulcers, on legs; with dark areolæ; fungoid; <text:span text:style-name="Emphasis">varicose. </text:span></text:p>
      <text:p text:style-name="Secondary">Sleepless from cerebral irritation; tipplers. </text:p>
      <text:p text:style-name="Secondary">Frightful dreams; of snakes. </text:p>
      <text:p text:style-name="Secondary">Dilated capillaries. </text:p>
      <text:p text:style-name="Secondary">Chill, &lt; drinking; with sweat. </text:p>
      <text:p text:style-name="Secondary"><text:span text:style-name="Strong_20_Emphasis">HEAT; </text:span><text:span text:style-name="Emphasis">on vertex; </text:span><text:span text:style-name="Strong_20_Emphasis">IN FLUSHES, </text:span>on waking or falling to sleep. </text:p>
      <text:p text:style-name="Secondary">Sweat; about neck, during sleep; in axillæ; bloody staining blackish; garlicky. </text:p>
      <text:p text:style-name="SK-MM-Remedy-Reference">Complementary: Lyc. Pho. Zin-io. Related: Caus. Sep. Zin.</text:p>
      <text:p text:style-name="Standard"/>
      <text:p text:style-name="SK-MM-Rem-Short">Lapp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LAPPA MAJOR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Secretion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Emphasis">Ski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iv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Joint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Cold we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Shak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Lying on 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Violent exer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Cloudy weath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Heavy, </text:span>sore aching; as if lying uncomfortably. </text:p>
      <text:p text:style-name="Primary"><text:span text:style-name="Emphasis">Numbness; </text:span>lumbar region. </text:p>
      <text:p text:style-name="Primary"><text:span text:style-name="Emphasis">Numbn </text:span>aching calves. </text:p>
      <text:p text:style-name="Primary">Constriction. </text:p>
      <text:p text:style-name="Primary"/>
      <text:p text:style-name="Secondary">Vertigo, with nausea and vomiting. </text:p>
      <text:p text:style-name="Secondary">Weight on vertex. </text:p>
      <text:p text:style-name="Secondary">Red about eyes and across nose. </text:p>
      <text:p text:style-name="Secondary">Face, &lt; touch. </text:p>
      <text:p text:style-name="Secondary"><text:span text:style-name="Strong_20_Emphasis">SOURNESS; </text:span>sour taste to meat; all food turns sour, vomits it. </text:p>
      <text:p text:style-name="Secondary">Trembling in chest. </text:p>
      <text:p text:style-name="Secondary">Bruised, sore uterus. </text:p>
      <text:p text:style-name="Secondary">Front of thighs weak. </text:p>
      <text:p text:style-name="Secondary">Sores about joints. </text:p>
      <text:p text:style-name="Secondary"><text:span text:style-name="Emphasis">Eruptions; </text:span>sticky; on head, face, etc. </text:p>
      <text:p text:style-name="Secondary">Moist, foul eczema. </text:p>
      <text:p text:style-name="Secondary">Many small boils. </text:p>
      <text:p text:style-name="Secondary"><text:span text:style-name="Strong_20_Emphasis">AXILLARY SWEAT; COLD, </text:span>run down chest; foul. </text:p>
      <text:p text:style-name="SK-MM-Remedy-Reference">Complementary: Mag-c.</text:p>
      <text:p text:style-name="Standard"><text:soft-page-break/></text:p>
      <text:p text:style-name="SK-MM-Rem-Short">Latro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LATRODECTUS MACTANS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HEART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Vaso-motor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Bloo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Least motioneven of hand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xer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Nausea, then abdominal pain. </text:p>
      <text:p text:style-name="Primary">Transfixation of pain or sinking at epigastrium. </text:p>
      <text:p text:style-name="Primary"/>
      <text:p text:style-name="Secondary"><text:span text:style-name="Emphasis">Gasps, </text:span>fears to lose breath and die. </text:p>
      <text:p text:style-name="Secondary"><text:span text:style-name="Emphasis">Restless; </text:span>with cardiac pains; and prostrated. </text:p>
      <text:p text:style-name="Secondary">Precordial anxiety. </text:p>
      <text:p text:style-name="Secondary">Apnœa. </text:p>
      <text:p text:style-name="Secondary"><text:span text:style-name="Strong_20_Emphasis">CARDIAC PAIN; </text:span><text:span text:style-name="Emphasis">violent; </text:span>sharp to shoulder or both arms (l) (Kalm.), with numbness. </text:p>
      <text:p text:style-name="Secondary">Angina pectoris. </text:p>
      <text:p text:style-name="Secondary">Quick, feeble, thready pulse. </text:p>
      <text:p text:style-name="Secondary">Skin cold as marble. </text:p>
      <text:p text:style-name="Secondary">Dreams of flying. </text:p>
      <text:p text:style-name="Secondary">Hard ache in axillæ. </text:p>
      <text:p text:style-name="SK-MM-Remedy-Reference">Related: Tarent.</text:p>
      <text:p text:style-name="Standard"/>
      <text:p text:style-name="SK-MM-Rem-Short">Laur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LAUROCERASU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MIND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Strong_20_Emphasis">BRAI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Nerve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Gulle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Ches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Respiratio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Hear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Sitting up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Exertion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Col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Lying with head low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Eat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Sleep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Open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Symptoms accompanied by SUDDEN DEBILITY, lack of reaction, blunted senses, coldness or cyanosis. </text:p>
      <text:p text:style-name="Primary">Weak sphincters. </text:p>
      <text:p text:style-name="Primary">Sinkings. </text:p>
      <text:p text:style-name="Primary">Long faints. </text:p>
      <text:p text:style-name="Primary">Falling down; sensation; in brain; in abdomen, <text:span text:style-name="Emphasis">heart, </text:span>etc. </text:p>
      <text:p text:style-name="Primary">Nervous collapse. </text:p>
      <text:p text:style-name="Primary">Apoplexy. </text:p>
      <text:p text:style-name="Primary">Internal burning. </text:p>
      <text:p text:style-name="Primary">Hæmorrhage; of thin blood. </text:p>
      <text:p text:style-name="Primary">Twitchings; facial. </text:p>
      <text:p text:style-name="Primary"/>
      <text:p text:style-name="Secondary"><text:span text:style-name="Strong_20_Emphasis">SUDDEN LOSS OF MEMORY, </text:span>from pain, fright, etc. </text:p>
      <text:p text:style-name="Secondary">Head, &lt; 11 A.M. </text:p>
      <text:p text:style-name="Secondary">- 1 P.M. </text:p>
      <text:p text:style-name="Secondary">Speechlessness. </text:p>
      <text:p text:style-name="Secondary">Nightly tearing in vertex. </text:p>
      <text:p text:style-name="Secondary">Eyes open, protrude, staring. </text:p>
      <text:p text:style-name="Secondary">Objects look large. </text:p>
      <text:p text:style-name="Secondary">Livid face. </text:p>
      <text:p text:style-name="Secondary">Blue babies. </text:p>
      <text:p text:style-name="Secondary"><text:span text:style-name="Strong_20_Emphasis">NOISY SWALLOWING, </text:span>then gurgling flatulence. </text:p>
      <text:p text:style-name="Secondary">Spasm of gullet. </text:p>
      <text:p text:style-name="Secondary">Persistent hiccough. </text:p>
      <text:p text:style-name="Secondary">Low voice. </text:p>
      <text:p text:style-name="Secondary">Raw larynx and trachea. </text:p>
      <text:p text:style-name="Secondary"><text:span text:style-name="Emphasis">Suffocation, </text:span>gasps for breath; on sitting up. </text:p>
      <text:p text:style-name="Secondary">Shallow breathing. </text:p>
      <text:p text:style-name="Secondary">Can't raise the chest walls. </text:p>
      <text:p text:style-name="Secondary"><text:span text:style-name="Emphasis">Cough, tickling; </text:span>spasmodic night cough of phthisis; short or dry; of cardiac origin. </text:p>
      <text:p text:style-name="Secondary">Blood flecked or gelatinous sputum. </text:p>
      <text:p text:style-name="Secondary">Holds hand over heart. </text:p>
      <text:p text:style-name="Secondary">Chest pains in cardiac region. </text:p>
      <text:p text:style-name="Secondary">Fearful anxiety and restlessness; can't fall to sleep. </text:p>
      <text:p text:style-name="Secondary">Coma vigil. </text:p>
      <text:p text:style-name="Secondary">Weak variable, slow or irregular pulse. </text:p>
      <text:p text:style-name="Secondary">Cool, livid skin. </text:p>
      <text:p text:style-name="SK-MM-Remedy-Reference">Related: Am-c. Gel. Hyd-ac. Pru-sp.</text:p>
      <text:p text:style-name="Standard"/>
      <text:p text:style-name="SK-MM-Rem-Short">Led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LEDUM PALUSTRE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Fibrous tissue</text:p>
          </table:table-cell>
          <table:table-cell table:style-name="Table7.A2" office:value-type="string">
            <text:p text:style-name="SK-MM-L2"><text:span text:style-name="Strong_20_Emphasis">JOINTS</text:span></text:p>
          </table:table-cell>
          <table:table-cell table:style-name="Table7.A2" office:value-type="string">
            <text:p text:style-name="SK-MM-L3">small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Tendon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Eye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Heel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Ankle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Capillary circulation</text:p>
          </table:table-cell>
          <table:table-cell table:style-name="Table7.A2" office:value-type="string">
            <text:p text:style-name="SK-MM-L2"><text:span text:style-name="Strong_20_Emphasis">SKIN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Lung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Periosteum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Bloo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Nerv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Left sid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Warm</text:p>
          </table:table-cell>
          <table:table-cell table:style-name="Table7.A2" office:value-type="string">
            <text:p text:style-name="SK-MM-L2"><text:span text:style-name="Emphasis">Covers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Stove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Air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Injury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Nigh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Egg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Wine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Cool</text:p>
          </table:table-cell>
          <table:table-cell table:style-name="Table7.A2" office:value-type="string">
            <text:p text:style-name="SK-MM-L2"><text:span text:style-name="Emphasis">Bathing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Air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Purple, </text:span>puffy and chilly, yet averse to external warmth. </text:p>
      <text:p text:style-name="Primary">Ascending effects; from feet. </text:p>
      <text:p text:style-name="Primary">Shifting, tearing pain. </text:p>
      <text:p text:style-name="Primary">Painful, cold, œdematous joints. </text:p>
      <text:p text:style-name="Primary">Parts become weak, numb, cold and wither. </text:p>
      <text:p text:style-name="Primary">Torpidity. </text:p>
      <text:p text:style-name="Primary">Gouty-rheumatic-hæmorrhagic persons. </text:p>
      <text:p text:style-name="Primary">Tipsters. </text:p>
      <text:p text:style-name="Primary">Dropsy. </text:p>
      <text:p text:style-name="Primary">Rushes of blood. </text:p>
      <text:p text:style-name="Primary"><text:span text:style-name="Emphasis">Hæmorrhage; </text:span>bright, frothy. </text:p>
      <text:p text:style-name="Primary">Petechiæ. </text:p>
      <text:p text:style-name="Primary"/>
      <text:p text:style-name="Secondary">Raging, pulsating headache; &lt; covers. </text:p>
      <text:p text:style-name="Secondary">Scalp, &lt; dampness. </text:p>
      <text:p text:style-name="Secondary">Blood-shot or bruised eyes. </text:p>
      <text:p text:style-name="Secondary">Persistent nose-bleed. </text:p>
      <text:p text:style-name="Secondary">Mottled or red (pimply) face. </text:p>
      <text:p text:style-name="Secondary"><text:soft-page-break/>Sub-mental gland swelled. </text:p>
      <text:p text:style-name="Secondary">Much uric acid sand in urine. </text:p>
      <text:p text:style-name="Secondary">Bleeding fibroids. </text:p>
      <text:p text:style-name="Secondary">Cough; tormenting; from tickling in larynx; with epistaxis; then sobbing respiration; &lt; receding eruptions. </text:p>
      <text:p text:style-name="Secondary">Double inspirations. </text:p>
      <text:p text:style-name="Secondary">Hæmoptysis: alternating with rheumatism. </text:p>
      <text:p text:style-name="Secondary">Stiff, crampy back; &lt; rising from sitting. </text:p>
      <text:p text:style-name="Secondary">Lumbago. </text:p>
      <text:p text:style-name="Secondary">Hip-joint; cramps over. </text:p>
      <text:p text:style-name="Secondary">Swelled, blotchy, ecchymotic legs and feet. </text:p>
      <text:p text:style-name="Secondary">Larval gout. </text:p>
      <text:p text:style-name="Secondary">Sprained ankles. </text:p>
      <text:p text:style-name="Secondary">Feet (dorsæ) itch by night and are stiff in A.M. </text:p>
      <text:p text:style-name="Secondary">Sore heels. </text:p>
      <text:p text:style-name="Secondary">Tender soles. </text:p>
      <text:p text:style-name="Secondary"><text:span text:style-name="Emphasis">Wounds, punctured; </text:span>twitches in; from nails, stings, etc.; foul pus. </text:p>
      <text:p text:style-name="Secondary">Coldness of part, &lt; limbs; with the pain; during fever; as if in cold water. </text:p>
      <text:p text:style-name="Secondary">Foul sweat. </text:p>
      <text:p text:style-name="Secondary">Profuse night-sweat. </text:p>
      <text:p text:style-name="SK-MM-Remedy-Reference">Related: Arn. Bry. Rhus-t. Sec-c.</text:p>
      <text:p text:style-name="Standard"/>
      <text:p text:style-name="SK-MM-Rem-Short">Lept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LEPTANDRA VIRGINICA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Emphasis">Liver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Right sid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Cold drink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Mo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Periodically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Lying on stomach or sid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Hepato-hæmorrhagic diathesis. </text:p>
      <text:p text:style-name="Primary"><text:span text:style-name="Emphasis">Burnings; </text:span>in hepatic region. </text:p>
      <text:p text:style-name="Primary"/>
      <text:p text:style-name="Secondary">Hopeless, weak and drowsy. </text:p>
      <text:p text:style-name="Secondary">Craves iced drinks. </text:p>
      <text:p text:style-name="Secondary">Bilious vomitus. </text:p>
      <text:p text:style-name="Secondary">Sore or dull bursting ache over gall-bladder, or liver, down over bowels to navel or toward left scapula, or along spine. </text:p>
      <text:p text:style-name="Secondary">Liver swelled transversely. </text:p>
      <text:p text:style-name="Secondary">Acute liver conditions. </text:p>
      <text:p text:style-name="Secondary">Gall-stones. </text:p>
      <text:p text:style-name="Secondary">Muddy, watery, morning stool. </text:p>
      <text:p text:style-name="Secondary"><text:span text:style-name="Strong_20_Emphasis">STOOLS TARRY OR BLACK, FOUL; </text:span><text:span text:style-name="Emphasis">stringy, </text:span>waxy; spurting; with pain at navel. </text:p>
      <text:p text:style-name="Secondary">Dysentery; after diarrhœa. </text:p>
      <text:p text:style-name="Secondary"><text:soft-page-break/>Prolapsing piles; with hæmorrhage (Lach.). </text:p>
      <text:p text:style-name="Secondary">Leucorrhœa; warm, watery, runs down limbs. </text:p>
      <text:p text:style-name="Secondary">Pain in (l) sciatic nerve on sitting. </text:p>
      <text:p text:style-name="Secondary">Nails very thin; soft and splitting. </text:p>
      <text:p text:style-name="Secondary">Jaundice. </text:p>
      <text:p text:style-name="SK-MM-Remedy-Reference">Complementary: Pho. Related: Bap. Card-m. Chio.</text:p>
      <text:p text:style-name="Standard"/>
      <text:p text:style-name="SK-MM-Rem-Short">Lil-t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LILIUM TIGRINUM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<text:span text:style-name="Strong_20_Emphasis">VENOUS CIRCULATION</text:span></text:p>
          </table:table-cell>
          <table:table-cell table:style-name="Table9.A2" office:value-type="string">
            <text:p text:style-name="SK-MM-L2"><text:span text:style-name="Strong_20_Emphasis">FEMALE ORGANS</text:span></text:p>
          </table:table-cell>
          <table:table-cell table:style-name="Table9.A2" office:value-type="string">
            <text:p text:style-name="SK-MM-L3">R</text:p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Rectum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Bladder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Left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Nerv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WARMTH</text:span>of room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Mo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Miscarriage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Walking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Standing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Consolatio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<text:span text:style-name="Emphasis">Cool</text:span>, fresh ai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When bus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Lying on left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Sunset (Coca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Pressur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Crossing leg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FULL, </text:span>HEAVY or forced out feeling; uterus; heart; eyelids; ovary (l). </text:p>
      <text:p text:style-name="Primary">Utero-ovarian sagging. </text:p>
      <text:p text:style-name="Primary">Marked nervo-hysterical reflexes (Con.), especially mental or cardiac. </text:p>
      <text:p text:style-name="Primary">Nervous tremor; in hypogastrium, in spine, knees, etc. </text:p>
      <text:p text:style-name="Primary"><text:span text:style-name="Emphasis">Pulsation, </text:span>ebullition, gurglings and burnings. </text:p>
      <text:p text:style-name="Primary">Backward pains; about eyes; to occiput; from nipples through chest; from heart to l. </text:p>
      <text:p text:style-name="Primary">scapula. </text:p>
      <text:p text:style-name="Primary">Venous congestion. </text:p>
      <text:p text:style-name="Primary">Acrid discharges. </text:p>
      <text:p text:style-name="Primary"/>
      <text:p text:style-name="Secondary"><text:span text:style-name="Emphasis">Hurried, nervous, </text:span>snappish and erotic or depressed. </text:p>
      <text:p text:style-name="Secondary"><text:soft-page-break/>Fruitless activity. </text:p>
      <text:p text:style-name="Secondary"><text:span text:style-name="Emphasis">Wild, </text:span>crazy feeling. </text:p>
      <text:p text:style-name="Secondary"><text:span text:style-name="Emphasis">Dread; </text:span>of insanity; being incurable, etc. </text:p>
      <text:p text:style-name="Secondary">Desires finery. </text:p>
      <text:p text:style-name="Secondary">Burning headache, &lt; before and after menses; ache over (l), eyel with vertigo and visual effects. </text:p>
      <text:p text:style-name="Secondary">Eyes, feel sprained; bite and burn, &lt; reading. </text:p>
      <text:p text:style-name="Secondary">Yellowish, patchy tongue. </text:p>
      <text:p text:style-name="Secondary">Sweet taste -back of mouth. </text:p>
      <text:p text:style-name="Secondary">Craves meat. </text:p>
      <text:p text:style-name="Secondary">Hunger, as if from spine. </text:p>
      <text:p text:style-name="Secondary">Stiff, tense abdomen. </text:p>
      <text:p text:style-name="Secondary">Can't bear weight of covers. </text:p>
      <text:p text:style-name="Secondary">Sharp pains, &lt; doubling up. </text:p>
      <text:p text:style-name="Secondary">Early, morning diarrhœa; frequent, small stools; with tenesmus; &lt; after rising. </text:p>
      <text:p text:style-name="Secondary">Heavy dragging or outward urging in pelvis; must hold parts (Sanic.); with dysuria. </text:p>
      <text:p text:style-name="Secondary">Ovarian pain, (l). into limb; with pain below (l) breast. </text:p>
      <text:p text:style-name="Secondary">Menses free, while moving only. </text:p>
      <text:p text:style-name="Secondary">Thin, brown, leucorrhœa; acrid. </text:p>
      <text:p text:style-name="Secondary">Oppressive load on chest; air hunger; takes long breaths. </text:p>
      <text:p text:style-name="Secondary">As of a rivet or ball under (l) mamma. </text:p>
      <text:p text:style-name="Secondary"><text:span text:style-name="Strong_20_Emphasis">HEART, </text:span>feels clutched, overful, <text:span text:style-name="Emphasis">cold, </text:span>weak, hangs by a thread, etc. pains into (l) arm; &lt; stooping; &lt; lying on (r) side; <text:span text:style-name="Emphasis">nervous, </text:span></text:p>
      <text:p text:style-name="Secondary"><text:span text:style-name="Emphasis">Palpitation. </text:span></text:p>
      <text:p text:style-name="Secondary">Neckache, &lt; tire. </text:p>
      <text:p text:style-name="Secondary">Broken feeling between scapulæ. </text:p>
      <text:p text:style-name="Secondary">Pain from hip to hip. </text:p>
      <text:p text:style-name="Secondary">Can't walk on uneven ground. </text:p>
      <text:p text:style-name="Secondary">Chilly, &gt; open air. </text:p>
      <text:p text:style-name="Secondary">Burning palms and soles. </text:p>
      <text:p text:style-name="SK-MM-Remedy-Reference">Related: Alo. Plat. Pul. Spi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06T00:08:36.54</dc:date>
    <meta:editing-duration>PT2M57S</meta:editing-duration>
    <meta:editing-cycles>2</meta:editing-cycles>
    <meta:document-statistic meta:table-count="10" meta:image-count="0" meta:object-count="0" meta:page-count="13" meta:paragraph-count="575" meta:word-count="1896" meta:character-count="12497"/>
  </office:meta>
</office:document-meta>
</file>